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5cm" fo:min-width="19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5cm" fo:min-width="11.25cm" loext:decorative="fals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6.25cm" fo:min-width="6.5cm" loext:decorative="false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8cm" fo:min-width="3.25cm" loext:decorative="false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75cm" fo:min-width="6.5cm" loext:decorative="false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2.25cm" fo:min-width="18.2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cm" svg:height="11.75cm" svg:x="4.7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75cm" svg:height="2.75cm" svg:x="8.5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6.5cm" svg:x="10.75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5cm" svg:height="8.25cm" svg:x="5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5cm" svg:height="8.25cm" svg:x="20cm" svg:y="4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1cm" svg:x="10.75cm" svg:y="1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8.75cm" svg:height="2.5cm" svg:x="5cm" svg:y="13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20:07:27.835217516</meta:creation-date>
    <dc:date>2024-10-29T20:29:04.753221775</dc:date>
    <meta:editing-duration>PT10M33S</meta:editing-duration>
    <meta:editing-cycles>2</meta:editing-cycles>
    <meta:generator>LibreOffice/24.8.2.1$Linux_X86_64 LibreOffice_project/480$Build-1</meta:generator>
    <meta:document-statistic meta:object-count="7"/>
  </office:meta>
</office:document-meta>
</file>